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eb7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林茂生 38（1887.10.30-1947.3.11）</text:p>
      <text:p text:style-name="P1"/>
      <text:p text:style-name="P1">臺南人，字維屏，號耕南。父林燕臣為前清</text:p>
      <text:p text:style-name="P1"/>
      <text:p text:style-name="P1">秀才，曾受聘教授英國長老教會傳教師漢文，長</text:p>
      <text:p text:style-name="P1"/>
      <text:p text:style-name="P1">期與教士接觸，後亦受洗為基督徒，全心投入宣</text:p>
      <text:p text:style-name="P1"/>
      <text:p text:style-name="P1">教工作。歷任臺南長老教中學（今臺南長榮中學）</text:p>
      <text:p text:style-name="P1"/>
      <text:p text:style-name="P1">教務長、太平境教會長老、高雄州東港教會牧</text:p>
      <text:p text:style-name="P1"/>
      <text:p text:style-name="P1">師、基督長老教會臺灣大會議員及議長、臺南神</text:p>
      <text:p text:style-name="P1"/>
      <text:p text:style-name="P1">學院教授。母郭寬，為舉人郭景澄之女。</text:p>
      <text:p text:style-name="P1"/>
      <text:p text:style-name="P1">林茂生自幼即跟隨外祖父學習漢文，11歲隨</text:p>
      <text:p text:style-name="P1"/>
      <text:p text:style-name="P1">日本曹洞宗和尚學習日文，明治 37年（1904）因</text:p>
      <text:p text:style-name="P1"/>
      <text:p text:style-name="P1">其父於長老教中學任教，進入就讀，並學習英文。4年後因成績優異，教會保</text:p>
      <text:p text:style-name="P1"/>
      <text:p text:style-name="P1">送至日本同志社中學研讀日文 1年，隨後進入京都第三高校文科。39</text:p>
      <text:p text:style-name="P1"/>
      <text:p text:style-name="P1">大正 2年（1913），考入東京帝國大學，主修東方哲學，留學期間與其他</text:p>
      <text:p text:style-name="P1"/>
      <text:p text:style-name="P1">臺灣留學生因關心臺灣時政而組「高砂青年會」，被推舉為首任會長。大正 5</text:p>
      <text:p text:style-name="P1"/>
      <text:p text:style-name="P1">年（1916）獲東京帝國大學文學士學位，返臺出任長老教會中學教務主任，教</text:p>
      <text:p text:style-name="P1"/>
      <text:p text:style-name="P1">授英文，同時於臺南師範學校兼任教授。後受臺灣總督府敘高等官，轉任臺</text:p>
      <text:p text:style-name="P1"/>
      <text:p text:style-name="P1">灣總督府臺南商業專門學校教授，為該校臺籍教員之一。大正 10年（1921）</text:p>
      <text:p text:style-name="P1"/>
      <text:p text:style-name="P1">臺灣文化協會成立，林茂生被推選為評議員，並於其後幾年的夏季學校中擔</text:p>
      <text:p text:style-name="P1"/>
      <text:p text:style-name="P1">任講師，首年主講倫理學，第二、三年主講西洋文明史。當時總督府的教育</text:p>
      <text:p text:style-name="P1"/>
      <text:p text:style-name="P1">政策不鼓勵興辦私校，要求私立學校需有 10萬元基金才能立案，私校若未經</text:p>
      <text:p text:style-name="P1"/>
      <text:p text:style-name="P1">立案則學歷不被採任，將嚴重影響招生，林茂生遂決定對外募款，大正 9年</text:p>
      <text:p text:style-name="P1"/>
      <text:p text:style-name="P1">（1920）開始，奔走全臺演講募款，至大正 11年（1922）夏天已募得超過 10</text:p>
      <text:p text:style-name="P1"/>
      <text:p text:style-name="P1">萬元之款項。</text:p>
      <text:p text:style-name="P1"/>
      <text:p text:style-name="P1">大正 12年（1923），被臺灣總督府及文部省遴選為在外研究員，赴美國紐</text:p>
      <text:p text:style-name="P1"/>
      <text:p text:style-name="P1">約哥倫比亞大學（Columbia University）研究，成為教育哲學大師杜威（John </text:p>
      <text:p text:style-name="P1"/>
      <text:p text:style-name="P1">Dewey）門生，隔年（1924）取得文學碩士，再隔年，以《日本統治下的臺灣</text:p>
      <text:p text:style-name="P1"/>
      <text:p text:style-name="P1">公立學校教育：其發展之歷史與分析研究以及文化問題》獲得哥倫比亞大學哲學博士學位，為臺灣第一位哲學博士，雖校方強力慰留任教，但其仍決定歸</text:p>
      <text:p text:style-name="P1"/>
      <text:p text:style-name="P1">國貢獻所學，返臺途中繞道歐洲考察，受邀至德國柏林大學演講。返臺後擔</text:p>
      <text:p text:style-name="P1"/>
      <text:p text:style-name="P1">任臺南高等工業學校（今成功大學）教授兼圖書館館長。戰爭期間，曾受徵召</text:p>
      <text:p text:style-name="P1"/>
      <text:p text:style-name="P1">擔任皇民奉公會中央本部戰時生活部長。</text:p>
      <text:p text:style-name="P1"/>
      <text:p text:style-name="P1">戰後，滿懷興奮之情，民國 34年 10月 10日於臺北公會堂發表慶祝演</text:p>
      <text:p text:style-name="P1"><text:soft-page-break/></text:p>
      <text:p text:style-name="P1">說；同日，《民報》創刊，擔任初期社長，總編輯許乃昌（另有傳），總主筆黃</text:p>
      <text:p text:style-name="P1"/>
      <text:p text:style-name="P1">旺成。該報充分發揮民間輿論的角色，針砭時事，指陳亂象，對陳儀政府提</text:p>
      <text:p text:style-name="P1"/>
      <text:p text:style-name="P1">出嚴厲抨擊，因此遭當局不滿，於二二八事件中停刊。40戰前臺灣最高學府臺</text:p>
      <text:p text:style-name="P1"/>
      <text:p text:style-name="P1">北帝國大學在政權移轉之際改為臺灣大學，並成立接收小組，林茂生亦參與</text:p>
      <text:p text:style-name="P1"/>
      <text:p text:style-name="P1">其中，被聘為校務委員及接收委員，於臺大教授東方哲學課程，在臺大文學</text:p>
      <text:p text:style-name="P1"/>
      <text:p text:style-name="P1">院院長沈剛伯到任前亦曾代行院長職務。民國 35年（1946）曾參與國民參政</text:p>
      <text:p text:style-name="P1"/>
      <text:p text:style-name="P1">員臺灣省代表選舉，因長官公署公布〈停止公權人登記規則〉，雖與廖文毅等</text:p>
      <text:p text:style-name="P1"/>
      <text:p text:style-name="P1">人同票，並獲抽籤當選，但發表辭退聲明。41同時，臺灣省行政長官公署教育</text:p>
      <text:p text:style-name="P1"/>
      <text:p text:style-name="P1">處組成教員甄選委員會，成為 12位委員之一。</text:p>
      <text:p text:style-name="P1"/>
      <text:p text:style-name="P1">經過終戰初期迎接祖國的興奮，不到 1年的時間，林茂生已觀察到臺灣</text:p>
      <text:p text:style-name="P1"/>
      <text:p text:style-name="P1">政局的混亂，並對此憂心不已。其子林宗義於民國 35年（1946）返臺時，曾</text:p>
      <text:p text:style-name="P1"/>
      <text:p text:style-name="P1">對其言：「臺灣少了一個李承晚。」。42民國 36年（1947）二二八事件發生初</text:p>
      <text:p text:style-name="P1"/>
      <text:p text:style-name="P1">期，仍每日至《民報》報社及臺灣大學上班，3月 4日，曾參加「二二八事件</text:p>
      <text:p text:style-name="P1"/>
      <text:p text:style-name="P1">處理委員會」開會，但之後未再參與此事；3月 8日，《民報》報社遭軍人砸</text:p>
      <text:p text:style-name="P1"/>
      <text:p text:style-name="P1">毀，其子林宗義曾勸告躲藏，但遭拒絕；3月 11日上午，臺灣警備總司令部</text:p>
      <text:p text:style-name="P1"/>
      <text:p text:style-name="P1">派員至其家中將他帶走，從此下落不明。家人四處奔走營救，一無所獲。民</text:p>
      <text:p text:style-name="P1"/>
      <text:p text:style-name="P1">國 93年（2004），臺南長榮中學設立林茂生博士紀念館。</text:p>
      <text:p text:style-name="P1"/>
      <text:p text:style-name="P1">妻王采蘩，嘉義人，其父為前清浙江水師提督王得祿之後王子景，兄</text:p>
      <text:p text:style-name="P1"/>
      <text:p text:style-name="P1">王鍾麟畢業於京都帝大法科政治學部，曾參與臺灣文化協會。與林茂生於</text:p>
      <text:p text:style-name="P1"/>
      <text:p text:style-name="P1">大正 6年（1917）結婚，婚後育有 7子 1女。長子宗正病弱早逝。次子宗義</text:p>
      <text:p text:style-name="P1"/>
      <text:p text:style-name="P1">（另有傳），三子宗人，四子宗和，五子宗平，六子宗光為杜克大學（Duke </text:p>
      <text:p text:style-name="P1"/>
      <text:p text:style-name="P1">University）歷史學系教授，七子宗昌，長女詠梅（1920.9.19-2010.7.20）曾翻譯林茂生的博士論文《日本統治下台灣的學校教育》。（陳翠蓮、嚴婉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3:25.663909511</meta:creation-date>
    <dc:date>2018-04-19T15:24:17.272221402</dc:date>
    <meta:editing-duration>PT51S</meta:editing-duration>
    <meta:editing-cycles>1</meta:editing-cycles>
    <meta:document-statistic meta:table-count="0" meta:image-count="0" meta:object-count="0" meta:page-count="2" meta:paragraph-count="53" meta:word-count="1578" meta:character-count="1739" meta:non-whitespace-character-count="1710"/>
    <meta:generator>LibreOffice/5.1.6.2$Linux_X86_64 LibreOffice_project/10m0$Build-2</meta:generator>
  </office:meta>
</office:document-meta>
</file>